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string" calcext:value-type="string">
            <text:p>p5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string" calcext:value-type="string">
            <text:p>p57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table:style-name="ce3" office:value-type="string" calcext:value-type="string">
            <text:p>p25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table:style-name="ce3" office:value-type="string" calcext:value-type="string">
            <text:p>p26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table:style-name="ce3" office:value-type="string" calcext:value-type="string">
            <text:p>p27</text:p>
          </table:table-cell>
          <table:table-cell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table:style-name="ce3" office:value-type="string" calcext:value-type="string">
            <text:p>p28</text:p>
          </table:table-cell>
          <table:table-cell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table:style-name="ce3" office:value-type="string" calcext:value-type="string">
            <text:p>p29</text:p>
          </table:table-cell>
          <table:table-cell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table:style-name="ce3" office:value-type="string" calcext:value-type="string">
            <text:p>p30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table:style-name="ce3" office:value-type="string" calcext:value-type="string">
            <text:p>p31</text:p>
          </table:table-cell>
          <table:table-cell table:style-name="ce3"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table:style-name="ce3" office:value-type="string" calcext:value-type="string">
            <text:p>p32</text:p>
          </table:table-cell>
          <table:table-cell table:style-name="ce3"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table:style-name="ce3" office:value-type="string" calcext:value-type="string">
            <text:p>p33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table:style-name="ce3" office:value-type="string" calcext:value-type="string">
            <text:p>p34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table:style-name="ce3" office:value-type="string" calcext:value-type="string">
            <text:p>p35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table:style-name="ce3" office:value-type="string" calcext:value-type="string">
            <text:p>p36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table:style-name="ce3" office:value-type="string" calcext:value-type="string">
            <text:p>p37</text:p>
          </table:table-cell>
          <table:table-cell table:style-name="ce3"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table:style-name="ce3" office:value-type="string" calcext:value-type="string">
            <text:p>p39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table:style-name="ce3" office:value-type="string" calcext:value-type="string">
            <text:p>p40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table:style-name="ce4" office:value-type="string" calcext:value-type="string">
            <text:p>p41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style-name="ce3"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table:style-name="ce3" office:value-type="string" calcext:value-type="string">
            <text:p>p44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style-name="ce3"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table:style-name="ce3" office:value-type="string" calcext:value-type="string">
            <text:p>p46</text:p>
          </table:table-cell>
          <table:table-cell table:style-name="ce3"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table:style-name="ce3" office:value-type="string" calcext:value-type="string">
            <text:p>p47</text:p>
          </table:table-cell>
          <table:table-cell table:style-name="ce3"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table:style-name="ce3" office:value-type="string" calcext:value-type="string">
            <text:p>p48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table:style-name="ce4" office:value-type="string" calcext:value-type="string">
            <text:p>p49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table:style-name="ce3" office:value-type="string" calcext:value-type="string">
            <text:p>p50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5-05-12T00:54:05.311560819</dc:date>
    <meta:editing-duration>PT6M18S</meta:editing-duration>
    <meta:editing-cycles>1</meta:editing-cycles>
    <meta:document-statistic meta:table-count="1" meta:cell-count="551" meta:object-count="0"/>
    <meta:generator>LibreOffice/4.4.3.2$Linux_X86_64 LibreOffice_project/40m0$Build-2</meta:generator>
  </office:meta>
</office:document-meta>
</file>